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8.1cm"/>
    </style:style>
    <style:style style:name="gr2" style:family="graphic" style:parent-style-name="standard">
      <style:graphic-properties draw:fill-color="#fff685" draw:textarea-horizontal-align="justify" draw:textarea-vertical-align="middle" draw:auto-grow-height="false" fo:min-height="1.378cm" fo:min-width="5.016cm"/>
    </style:style>
    <style:style style:name="gr3" style:family="graphic" style:parent-style-name="standard">
      <style:graphic-properties svg:stroke-opacity="20%" draw:fill-color="#fff450" draw:textarea-horizontal-align="justify" draw:textarea-vertical-align="middle" draw:auto-grow-height="false" fo:min-height="1.95cm" fo:min-width="5.6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4.55cm" fo:min-width="13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7.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Fine_20_Dashed" svg:stroke-width="0.035cm" svg:stroke-color="#000000" draw:marker-start-width="0.252cm" draw:marker-end-width="0.252cm" draw:opacity="20%" draw:textarea-horizontal-align="justify" draw:textarea-vertical-align="middle" draw:auto-grow-height="false" fo:min-height="7.354cm" fo:min-width="13.044cm" fo:padding-top="0.142cm" fo:padding-bottom="0.142cm" fo:padding-left="0.267cm" fo:padding-right="0.267cm"/>
    </style:style>
    <style:style style:name="gr9" style:family="graphic" style:parent-style-name="standard">
      <style:graphic-properties draw:fill-color="#c2e0ae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9a870" draw:textarea-horizontal-align="justify" draw:textarea-vertical-align="middle" draw:auto-grow-height="false" fo:min-height="0.75cm" fo:min-width="6.2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685"/>
      <style:paragraph-properties fo:text-align="center"/>
    </style:style>
    <style:style style:name="P3" style:family="paragraph">
      <loext:graphic-properties draw:fill-color="#fff450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opacity="20%"/>
      <style:paragraph-properties fo:text-align="center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8.6cm" svg:height="1.9cm" svg:x="10.3cm" svg:y="7.2cm">
          <text:p text:style-name="P1">Project Manag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8cm" svg:height="2.3cm" svg:x="20.2cm" svg:y="16.9cm">
          <text:p text:style-name="P1">Mobile app 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6.1cm" svg:height="2.2cm" svg:x="21.1cm" svg:y="14.2cm">
          <text:p text:style-name="P1">Desktop app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3.7cm" svg:height="4.8cm" svg:x="2.3cm" svg:y="14.6cm">
          <text:p text:style-name="P1">DSL exposed via 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9cm" svg:height="2cm" svg:x="4.1cm" svg:y="7.9cm">
          <text:p text:style-name="P1">Key u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3cm" svg:height="2.6cm" svg:x="7.8cm" svg:y="3.1cm">
          <text:p text:style-name="P1">Project directo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95cm" svg:y1="5.7cm" svg:x2="14.6cm" svg:y2="7.2cm" draw:start-shape="id1" draw:end-shape="id2" svg:d="M11950 5700v750h2650v750" svg:viewBox="0 0 2651 1501">
          <text:p/>
        </draw:connector>
        <draw:connector draw:style-name="gr7" draw:text-style-name="P1" draw:layer="layout" svg:x1="10.3cm" svg:y1="8.15cm" svg:x2="9cm" svg:y2="8.9cm" draw:start-shape="id2" draw:end-shape="id3" svg:d="M10300 8150h-650v750h-650" svg:viewBox="0 0 1301 751">
          <text:p/>
        </draw:connector>
        <draw:connector draw:style-name="gr7" draw:text-style-name="P1" draw:layer="layout" svg:x1="18.9cm" svg:y1="8.15cm" svg:x2="21.1cm" svg:y2="15.3cm" draw:start-shape="id2" draw:end-shape="id4" svg:d="M18900 8150h1100v7150h1100" svg:viewBox="0 0 2201 7151">
          <text:p/>
        </draw:connector>
        <draw:connector draw:style-name="gr7" draw:text-style-name="P1" draw:layer="layout" svg:x1="14.6cm" svg:y1="9.1cm" svg:x2="9.15cm" svg:y2="14.6cm" draw:start-shape="id2" draw:end-shape="id5" svg:d="M14600 9100v2750h-5450v2750" svg:viewBox="0 0 5451 5501">
          <text:p/>
        </draw:connector>
        <draw:connector draw:style-name="gr7" draw:text-style-name="P1" draw:layer="layout" svg:x1="18.9cm" svg:y1="8.15cm" svg:x2="20.2cm" svg:y2="18.05cm" draw:start-shape="id2" draw:end-shape="id6" svg:d="M18900 8150h650v9900h650" svg:viewBox="0 0 1301 9901">
          <text:p/>
        </draw:connector>
        <draw:custom-shape draw:style-name="gr8" draw:text-style-name="P5" draw:layer="layout" svg:width="19.2cm" svg:height="10.8cm" svg:x="1.5cm" svg:y="1.8cm">
          <text:p text:style-name="P1">„Board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7" draw:id="id7" draw:layer="layout" svg:width="4.3cm" svg:height="1.6cm" svg:x="21.4cm" svg:y="11.6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9cm" svg:y1="8.15cm" svg:x2="21.4cm" svg:y2="12.4cm" draw:start-shape="id2" draw:end-shape="id7" svg:d="M18900 8150h1250v4250h1250" svg:viewBox="0 0 2501 4251">
          <text:p/>
        </draw:connector>
        <draw:custom-shape draw:style-name="gr10" draw:text-style-name="P4" xml:id="id8" draw:id="id8" draw:layer="layout" svg:width="6.7cm" svg:height="1cm" svg:x="21.1cm" svg:y="6.2cm">
          <text:p text:style-name="P1">Au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18.9cm" svg:y1="8.15cm" svg:x2="21.1cm" svg:y2="6.7cm" draw:start-shape="id2" draw:end-shape="id8" svg:d="M18900 8150c1650 0 550-1450 2200-1450" svg:viewBox="0 0 2201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2:45:05.228977426</meta:creation-date>
    <dc:date>2019-12-26T13:41:53.617621547</dc:date>
    <meta:editing-duration>PT5M5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